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New" svg:font-family="'Courier New'" style:font-family-generic="modern" style:font-pitch="fixed"/>
    <style:font-face style:name="Liberation Mono" svg:font-family="'Liberation Mono'" style:font-adornments="Normal" style:font-family-generic="modern" style:font-pitch="fixed"/>
    <style:font-face style:name="Lucida Sans Unicode" svg:font-family="'Lucida Sans Unicode'" style:font-family-generic="system" style:font-pitch="variable"/>
    <style:font-face style:name="Open Sans" svg:font-family="'Open Sans'" style:font-adornments="Normal" style:font-family-generic="swiss"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Normal"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Heading_20_2">
      <style:text-properties officeooo:paragraph-rsid="0022ab13"/>
    </style:style>
    <style:style style:name="P4" style:family="paragraph" style:parent-style-name="List" style:list-style-name="L4"/>
    <style:style style:name="P5" style:family="paragraph" style:parent-style-name="List" style:list-style-name="Numbering_20_123"/>
    <style:style style:name="P6" style:family="paragraph" style:parent-style-name="Réponse" style:list-style-name="L2"/>
    <style:style style:name="P7" style:family="paragraph" style:parent-style-name="Réponse" style:list-style-name="L2">
      <style:text-properties officeooo:paragraph-rsid="0020bd10"/>
    </style:style>
    <style:style style:name="P8" style:family="paragraph" style:parent-style-name="Réponse" style:list-style-name="L3">
      <style:text-properties officeooo:paragraph-rsid="001bf764"/>
    </style:style>
    <style:style style:name="P9" style:family="paragraph" style:parent-style-name="Réponse" style:list-style-name="L4">
      <style:text-properties officeooo:paragraph-rsid="001bf764"/>
    </style:style>
    <style:style style:name="P10" style:family="paragraph" style:parent-style-name="Réponse" style:list-style-name="L5">
      <style:text-properties officeooo:paragraph-rsid="001bf764"/>
    </style:style>
    <style:style style:name="P11" style:family="paragraph" style:parent-style-name="Réponse" style:list-style-name="L6">
      <style:text-properties officeooo:paragraph-rsid="001bf764"/>
    </style:style>
    <style:style style:name="P12" style:family="paragraph" style:parent-style-name="Réponse" style:list-style-name="L6">
      <style:text-properties officeooo:paragraph-rsid="0022e1e0"/>
    </style:style>
    <style:style style:name="P13" style:family="paragraph" style:parent-style-name="Réponse" style:list-style-name="L6">
      <style:text-properties officeooo:paragraph-rsid="00266cb3"/>
    </style:style>
    <style:style style:name="P14" style:family="paragraph" style:parent-style-name="Réponse" style:list-style-name="L7">
      <style:text-properties officeooo:paragraph-rsid="001bf764"/>
    </style:style>
    <style:style style:name="P15" style:family="paragraph" style:parent-style-name="Réponse" style:list-style-name="L8">
      <style:text-properties officeooo:paragraph-rsid="001bf764"/>
    </style:style>
    <style:style style:name="P16" style:family="paragraph" style:parent-style-name="Standard" style:list-style-name="L2">
      <style:text-properties officeooo:paragraph-rsid="0020bd10"/>
    </style:style>
    <style:style style:name="P17" style:family="paragraph" style:parent-style-name="Standard" style:list-style-name="L9"/>
    <style:style style:name="P18" style:family="paragraph" style:parent-style-name="Standard" style:list-style-name="L6"/>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10">
      <style:text-properties officeooo:paragraph-rsid="0022ab13"/>
    </style:style>
    <style:style style:name="P26" style:family="paragraph" style:parent-style-name="Text_20_body" style:list-style-name="L6">
      <style:text-properties officeooo:paragraph-rsid="0022ab13"/>
    </style:style>
    <style:style style:name="P27" style:family="paragraph" style:parent-style-name="Text_20_body" style:list-style-name="L6">
      <style:text-properties officeooo:paragraph-rsid="00266cb3"/>
    </style:style>
    <style:style style:name="P28" style:family="paragraph" style:parent-style-name="Text_20_body" style:list-style-name="L6">
      <style:text-properties officeooo:rsid="0025e2eb" officeooo:paragraph-rsid="0025e2eb"/>
    </style:style>
    <style:style style:name="T1" style:family="text">
      <style:text-properties fo:font-style="italic" style:font-style-asian="italic" style:font-style-complex="italic"/>
    </style:style>
    <style:style style:name="T2" style:family="text">
      <style:text-properties style:font-name="Open Sans" officeooo:rsid="001bf764"/>
    </style:style>
    <style:style style:name="T3" style:family="text">
      <style:text-properties officeooo:rsid="001d4c11"/>
    </style:style>
    <style:style style:name="T4" style:family="text">
      <style:text-properties officeooo:rsid="0020bd10"/>
    </style:style>
    <style:style style:name="T5" style:family="text">
      <style:text-properties officeooo:rsid="0022ab13"/>
    </style:style>
    <style:style style:name="T6" style:family="text">
      <style:text-properties officeooo:rsid="00266cb3"/>
    </style:style>
    <style:style style:name="T7" style:family="text">
      <style:text-properties officeooo:rsid="0026b7d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tp1-sapproprier-son-environnement-de-travail"/>TP1 S’approprier son environnement de travail<text:bookmark-end text:name="tp1-sapproprier-son-environnement-de-travail"/></text:h>
      <text:p text:style-name="P2">Pour ce premier TP nous allons aborder l’architecture générale de nos ordinateurs et de nos réseaux pour mieux comprendre l’«univers informatique».</text:p>
      <text:h text:style-name="Heading_20_2" text:outline-level="2"><text:bookmark-start text:name="les-technologies"/>Les technologies<text:bookmark-end text:name="les-technologies"/></text:h>
      <text:p text:style-name="First_20_paragraph">L’informatique ne cesse d’évoluer avec des nouveaux matériels et des nouveaux usages.</text:p>
      <text:list text:style-name="L1">
        <text:list-item>
          <text:p text:style-name="P19">l’ordinateur ou le smartphone sont constitués d’un ensemble complexe d’éléments matériels et de logiciels.</text:p>
        </text:list-item>
        <text:list-item>
          <text:p text:style-name="P19">le réseau et en particulier internet permet aux ordinateurs d’échanger des données.</text:p>
        </text:list-item>
      </text:list>
      <text:list xml:id="list3047016932" text:style-name="L2">
        <text:list-item>
          <text:p text:style-name="P20">En utilisant cette <text:a xlink:type="simple" xlink:href="https://www.cea.fr/multimedia/Pages/videos/culture-scientifique/technologies/fonctionnement-ordinateur.aspx" text:style-name="Internet_20_link" text:visited-style-name="Visited_20_Internet_20_Link"><text:span text:style-name="Definition">animation</text:span></text:a> du CEA, <text:span text:style-name="T2">lister</text:span> ci-dessous l’ensemble des matériels présents dans un ordinateur.</text:p>
          <text:p text:style-name="P6">Réponse</text:p>
        </text:list-item>
        <text:list-item>
          <text:p text:style-name="P16">La notice concernant un smartphone de marque générique donne les informations suivantes: </text:p>
        </text:list-item>
      </text:list>
      <text:list text:style-name="L9">
        <text:list-item>
          <text:p text:style-name="P17">Ecran 5.5", 14cm 1280 x 720 p<text:span text:style-name="T4">x</text:span></text:p>
        </text:list-item>
        <text:list-item>
          <text:p text:style-name="P17">Reseau 4G LTE</text:p>
        </text:list-item>
        <text:list-item>
          <text:p text:style-name="P17">Mémoire flash 128 Go et 6Go de RAM</text:p>
        </text:list-item>
        <text:list-item>
          <text:p text:style-name="P17">ARM 1.6 GHz</text:p>
        </text:list-item>
        <text:list-item>
          <text:p text:style-name="P17">A<text:span text:style-name="T4">ppareil photo numérique</text:span> 13 <text:span text:style-name="T4">Mpx</text:span></text:p>
        </text:list-item>
      </text:list>
      <text:p text:style-name="Standard"/>
      <text:p text:style-name="Standard"><text:tab/><text:span text:style-name="T4">Recopier cette liste en écrivant chaque unité en toute lettre (cm =&gt; centimètres), et en précisant chaque caractéristique: Frequence du processeur, Capacité mémoire vive, capacité de stockage, taille de l'écran, ...</text:span></text:p>
      <text:p text:style-name="Standard"/>
      <text:list text:continue-list="list3047016932" text:style-name="L2">
        <text:list-header>
          <text:p text:style-name="P7">Réponse</text:p>
        </text:list-header>
      </text:list>
      <text:h text:style-name="Heading_20_2" text:outline-level="2"><text:bookmark-start text:name="le-système-dexploitation"/>Le système d’exploitation<text:bookmark-end text:name="le-système-dexploitation"/> <text:span text:style-name="T3">(SE)</text:span></text:h>
      <text:p text:style-name="First_20_paragraph">Parmi les programmes installés sur un ordinateur, le système d’exploitation (SE ou OS en anglais) a un statut particulier. Il est lancé au démarrage de l’ordinateur et va jouer le rôle de «chef d’orchestre» pour gérer tous les accès des programmes aux matériels.</text:p>
      <text:list text:style-name="L3">
        <text:list-item>
          <text:p text:style-name="P21">Quels sont les principaux SE utilisés sur les ordinateurs? sur les smartphones?</text:p>
          <text:p text:style-name="P8">Réponse</text:p>
        </text:list-item>
        <text:list-item>
          <text:p text:style-name="P21">Parmi ces SE, certains sont libres et d’autres propriétaires. Lesquels? Expliquer la différence.</text:p>
          <text:p text:style-name="P8">Réponse</text:p>
        </text:list-item>
      </text:list>
      <text:h text:style-name="Heading_20_2" text:outline-level="2"><text:bookmark-start text:name="les-logiciels"/>Les logiciels<text:bookmark-end text:name="les-logiciels"/></text:h>
      <text:p text:style-name="First_20_paragraph">En fonction des <text:span text:style-name="T1">usages</text:span>, on va installer de nouveaux logiciels grâce au système d’exploitation.</text:p>
      <text:list text:style-name="L4">
        <text:list-item>
          <text:p text:style-name="P4">Citer quelques usages courants ainsi que des logiciels connus.</text:p>
          <text:p text:style-name="P9"><text:soft-page-break/>Réponse</text:p>
        </text:list-item>
      </text:list>
      <text:p text:style-name="First_20_paragraph">Avec la révolution internet, on utilise de plus en plus de logiciels et de stockages en ligne. On ne travaille plus directement avec les ressources de notre ordinateur, mais dans le «nuage» (<text:span text:style-name="T1">cloud</text:span> en anglais).</text:p>
      <text:list text:continue-numbering="true" text:style-name="L4">
        <text:list-item>
          <text:p text:style-name="P4">Citer:</text:p>
        </text:list-item>
      </text:list>
      <text:list xml:id="list2719801746" text:style-name="L5">
        <text:list-item>
          <text:list>
            <text:list-item>
              <text:p text:style-name="P22">quelques fournisseurs de stockage cloud.</text:p>
            </text:list-item>
          </text:list>
          <text:p text:style-name="P10">Réponse</text:p>
          <text:list text:continue-numbering="true">
            <text:list-item>
              <text:p text:style-name="P22">Des exemples d’applications dans le cloud.</text:p>
            </text:list-item>
          </text:list>
          <text:p text:style-name="P10">Réponse</text:p>
        </text:list-item>
      </text:list>
      <text:list text:style-name="Numbering_20_123">
        <text:list-item>
          <text:p text:style-name="P5">Quels avantages et quels inconvénients présentent l’utilisation du cloud par rapport à l’utilisation des ressources locales de votre ordinateur.</text:p>
        </text:list-item>
      </text:list>
      <text:list xml:id="list91410446751688" text:continue-list="list2719801746" text:style-name="L6">
        <text:list-header>
          <text:p text:style-name="P11">Réponse</text:p>
        </text:list-header>
      </text:list>
      <text:h text:style-name="P3" text:outline-level="2"><text:span text:style-name="T5">Le réseau</text:span></text:h>
      <text:list text:style-name="L10">
        <text:list-item>
          <text:p text:style-name="P25">Décrire comment sont reliés les éléments suivants: une tablette android, un ordinateur de bureau, une imprimante, un routeur, internet.</text:p>
        </text:list-item>
      </text:list>
      <text:list text:continue-list="list91410446751688" text:style-name="L6">
        <text:list-header>
          <text:p text:style-name="P12">Réponse</text:p>
        </text:list-header>
        <text:list-item>
          <text:p text:style-name="P27">Quels éléments <text:span text:style-name="T6">(parmi ceux cités au 1.) </text:span>communiquent ensemble via le réseau wifi? Quels autres communiquent via la fibre optique ?</text:p>
          <text:p text:style-name="P13">Réponse</text:p>
        </text:list-item>
        <text:list-item>
          <text:p text:style-name="P28">Décrire l’échange de données qui se produit lors d’une requête client-serveur, comme lorsque vous faites une recherche sur internet à l’aide d’un navigateur par exemple. <text:a xlink:type="simple" xlink:href="https://fr.wikipedia.org/wiki/Client-serveur" text:style-name="Internet_20_link" text:visited-style-name="Visited_20_Internet_20_Link"><text:span text:style-name="T7">Tuto : fiche wikipedia sur le modèle client-serveur</text:span></text:a></text:p>
          <text:p text:style-name="P13">Réponse</text:p>
        </text:list-item>
        <text:list-item>
          <text:p text:style-name="P18">Votre poste, possède t-il une <text:span text:style-name="T1">adresse IP</text:span>? De quoi s'agit-il?</text:p>
          <text:p text:style-name="P26"/>
        </text:list-item>
      </text:list>
      <text:h text:style-name="P3" text:outline-level="2"><text:bookmark-start text:name="les-réglementations"/>Les réglementations<text:bookmark-end text:name="les-réglementations"/> <text:span text:style-name="T5">(facultatif)</text:span></text:h>
      <text:p text:style-name="First_20_paragraph">Le numérique a facilité l’accès et la duplication des savoirs, des images, sons…</text:p>
      <text:p text:style-name="Text_20_body">Une utilisation responsable du numérique impose de connaitre les lois en termes de droits d’auteur, de réutilisation, de partage, de modification de fichiers.</text:p>
      <text:list text:style-name="L7">
        <text:list-item>
          <text:p text:style-name="P23">Wikipédia a créé une licence libre pour partager ses contenus. Laquelle? Que permet cette licence?</text:p>
          <text:p text:style-name="P14">Réponse</text:p>
        </text:list-item>
      </text:list>
      <text:p text:style-name="First_20_paragraph">D’autre part, la numérisation du monde implique l’utilisation de données sensibles telles que les données personnelles, bancaires, médicales. Ces données doivent être protégées.</text:p>
      <text:list text:style-name="L8">
        <text:list-item>
          <text:p text:style-name="P24"><text:soft-page-break/>Qu’est-ce que la CNIL? Quel est son rôle?</text:p>
          <text:p text:style-name="P15">Réponse</text:p>
        </text:list-item>
        <text:list-item>
          <text:p text:style-name="P24">Qu’est-ce que le RGPD?</text:p>
          <text:p text:style-name="P15">Réponse</text:p>
        </text:list-item>
        <text:list-item>
          <text:p text:style-name="P24">Comment s’assurer qu’une connexion internet est sécurisée?</text:p>
          <text:p text:style-name="P15">Réponse</text:p>
        </text:list-item>
        <text:list-item>
          <text:p text:style-name="P24">Comment choisir un mot de passe pour <text:span text:style-name="T1">minimiser</text:span> le risque de vols de données et d’usurpation d’identité.</text:p>
          <text:p text:style-name="P15">Répons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New" svg:font-family="'Courier New'" style:font-family-generic="modern" style:font-pitch="fixed"/>
    <style:font-face style:name="Liberation Mono" svg:font-family="'Liberation Mono'" style:font-adornments="Normal" style:font-family-generic="modern" style:font-pitch="fixed"/>
    <style:font-face style:name="Lucida Sans Unicode" svg:font-family="'Lucida Sans Unicode'" style:font-family-generic="system" style:font-pitch="variable"/>
    <style:font-face style:name="Open Sans" svg:font-family="'Open Sans'" style:font-adornments="Normal" style:font-family-generic="swiss"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Normal"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Normal" style:font-family-generic="swiss" style:font-pitch="variabl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fo:font-variant="small-caps" style:font-name="Ubuntu" fo:font-family="Ubuntu" style:font-style-name="Normal"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fo:line-height="115%"/>
      <style:text-properties style:font-name="Liberation Mono" fo:font-family="'Liberation Mono'" style:font-style-name="Normal" style:font-family-generic="modern" style:font-pitch="fixed"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Réponse" style:family="paragraph" style:parent-style-name="Text_20_body">
      <style:text-properties fo:color="#2a6099" loext:opacity="100%" officeooo:rsid="001bf764"/>
    </style:style>
    <style:style style:name="Source_5f_Text" style:display-name="Source_Text" style:family="text">
      <style:text-properties style:font-name="Liberation Mono" fo:font-family="'Liberation Mono'" style:font-style-name="Normal" style:font-family-generic="modern" style:font-pitch="fixed"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 text:c="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X86_64 LibreOffice_project/d56cc158d8a96260b836f100ef4b4ef25d6f1a01</meta:generator>
    <dc:title/>
    <dc:description/>
    <dc:subject/>
    <meta:keyword/>
    <dc:language>fr</dc:language>
    <meta:initial-creator/>
    <meta:creation-date>2021-09-19T13:34:37Z</meta:creation-date>
    <dc:date>2024-09-10T09:14:07.982081590</dc:date>
    <meta:editing-duration>PT1H9M50S</meta:editing-duration>
    <meta:editing-cycles>11</meta:editing-cycles>
    <meta:document-statistic meta:table-count="0" meta:image-count="0" meta:object-count="0" meta:page-count="3" meta:paragraph-count="57" meta:word-count="556" meta:character-count="3574" meta:non-whitespace-character-count="3097"/>
    <meta:user-defined meta:name="classe">PPPE1</meta:user-defined>
    <meta:user-defined meta:name="matter">AP</meta:user-defined>
    <meta:user-defined meta:name="partie">Compétences informatiques</meta:user-defined>
    <meta:user-defined meta:name="subsectionPrefix">~</meta:user-defined>
    <meta:user-defined meta:name="subsubsectionPrefix" meta:value-type="string">Exercice~</meta:user-defined>
  </office:meta>
</office:document-meta>
</file>